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542in" fo:margin-left="0.0194in" fo:margin-top="0in" fo:margin-bottom="0in" table:align="left" style:writing-mode="lr-tb"/>
    </style:style>
    <style:style style:name="Table1.A" style:family="table-column">
      <style:table-column-properties style:column-width="3.4938in"/>
    </style:style>
    <style:style style:name="Table1.B" style:family="table-column">
      <style:table-column-properties style:column-width="3.5604in"/>
    </style:style>
    <style:style style:name="Table1.1" style:family="table-row">
      <style:table-row-properties style:min-row-height="2.0521in" fo:keep-together="auto"/>
    </style:style>
    <style:style style:name="Table1.A1" style:family="table-cell">
      <style:table-cell-properties fo:background-color="transparent" fo:padding="0.0556in" fo:border="none" style:writing-mode="lr-tb">
        <style:background-image/>
      </style:table-cell-properties>
    </style:style>
    <style:style style:name="Table1.2" style:family="table-row">
      <style:table-row-properties style:min-row-height="0.8701in" fo:keep-together="auto"/>
    </style:style>
    <style:style style:name="Table2" style:family="table">
      <style:table-properties style:width="6.9965in" fo:margin-left="0.016in" fo:margin-top="0in" fo:margin-bottom="0in" table:align="left" style:writing-mode="lr-tb"/>
    </style:style>
    <style:style style:name="Table2.A" style:family="table-column">
      <style:table-column-properties style:column-width="1.259in"/>
    </style:style>
    <style:style style:name="Table2.B" style:family="table-column">
      <style:table-column-properties style:column-width="2.9722in"/>
    </style:style>
    <style:style style:name="Table2.C" style:family="table-column">
      <style:table-column-properties style:column-width="0.8507in"/>
    </style:style>
    <style:style style:name="Table2.D" style:family="table-column">
      <style:table-column-properties style:column-width="0.9743in"/>
    </style:style>
    <style:style style:name="Table2.E" style:family="table-column">
      <style:table-column-properties style:column-width="0.9396in"/>
    </style:style>
    <style:style style:name="Table2.1" style:family="table-row">
      <style:table-row-properties style:min-row-height="0.1417in" fo:keep-together="auto"/>
    </style:style>
    <style:style style:name="Table2.A1" style:family="table-cell">
      <style:table-cell-properties style:vertical-align="middle" fo:background-color="transparent" fo:padding="0.0556in" fo:border="0.5pt solid #a6a6a6" style:writing-mode="lr-tb">
        <style:background-image/>
      </style:table-cell-properties>
    </style:style>
    <style:style style:name="Table2.8" style:family="table-row">
      <style:table-row-properties style:min-row-height="0.1486in" fo:keep-together="auto"/>
    </style:style>
    <style:style style:name="Table2.A8" style:family="table-cell">
      <style:table-cell-properties fo:background-color="transparent" fo:padding="0.0556in" fo:border="none" style:writing-mode="lr-tb">
        <style:background-image/>
      </style:table-cell-properties>
    </style:style>
    <style:style style:name="Table2.B8" style:family="table-cell">
      <style:table-cell-properties fo:background-color="transparent" fo:padding="0.0556in" fo:border-left="none" fo:border-right="0.5pt solid #a6a6a6" fo:border-top="none" fo:border-bottom="none" style:writing-mode="lr-tb">
        <style:background-image/>
      </style:table-cell-properties>
    </style:style>
    <style:style style:name="Table2.E8" style:family="table-cell">
      <style:table-cell-properties fo:background-color="transparent" fo:padding="0.0556in" fo:border="0.5pt solid #a6a6a6" style:writing-mode="lr-tb">
        <style:background-image/>
      </style:table-cell-properties>
    </style:style>
    <style:style style:name="Table2.A9" style:family="table-cell">
      <style:table-cell-properties fo:background-color="transparent" fo:padding="0.0556in" fo:border="none" style:writing-mode="lr-tb">
        <style:background-image/>
      </style:table-cell-properties>
    </style:style>
    <style:style style:name="Table2.B9" style:family="table-cell">
      <style:table-cell-properties fo:background-color="transparent" fo:padding="0.0556in" fo:border-left="none" fo:border-right="0.5pt solid #a6a6a6" fo:border-top="none" fo:border-bottom="none" style:writing-mode="lr-tb">
        <style:background-image/>
      </style:table-cell-properties>
    </style:style>
    <style:style style:name="Table2.E9" style:family="table-cell">
      <style:table-cell-properties fo:background-color="transparent" fo:padding="0.0556in" fo:border="0.5pt solid #a6a6a6" style:writing-mode="lr-tb">
        <style:background-image/>
      </style:table-cell-properties>
    </style:style>
    <style:style style:name="P1" style:family="paragraph" style:parent-style-name="Slogan">
      <style:paragraph-properties fo:margin-top="0in" fo:margin-bottom="0.1665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letter-kerning="false" style:font-name-asian="Arial Unicode MS" style:language-asian="hr" style:country-asian="HR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language="hr" fo:country="HR" style:letter-kerning="false" style:font-name-asian="Arial Unicode MS" style:language-asian="hr" style:country-asian="HR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itle">
      <style:paragraph-properties fo:margin-top="0in" fo:margin-bottom="0.278in" style:contextual-spacing="false" fo:orphans="2" fo:widows="2" fo:hyphenation-ladder-count="no-limit" fo:hyphenation-keep="auto" loext:hyphenation-keep-type="column"/>
      <style:text-properties style:use-window-font-color="true" loext:opacity="0%" style:font-name-asian="Arial Unicode MS" style:language-asian="hr" style:country-asian="HR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2dbc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01024" style:font-name-asian="Arial Unicode MS" style:language-asian="hr" style:country-asian="H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rsid="00101d5c" officeooo:paragraph-rsid="00101d5c"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use-window-font-color="true" loext:opacity="0%" fo:language="en" fo:country="US" officeooo:rsid="00101d5c" officeooo:paragraph-rsid="00101d5c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ing_20_3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font-size="9pt" officeooo:paragraph-rsid="001a1bcc" style:letter-kerning="false" style:font-name-asian="Arial Unicode MS" style:font-size-asian="9pt" style:language-asian="hr" style:country-asian="HR" style:font-name-complex="Arial2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style:font-name="Arial1" fo:font-size="9pt" officeooo:paragraph-rsid="00108d56" style:font-size-asian="9pt" style:font-size-complex="9pt"/>
    </style:style>
    <style:style style:name="P1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use-window-font-color="true" loext:opacity="0%" style:font-name="Arial" fo:font-size="10pt" style:letter-kerning="false" style:font-name-asian="Arial Unicode MS" style:font-name-complex="Arial2" style:language-complex="ar" style:country-complex="SA"/>
    </style:style>
    <style:style style:name="P16" style:family="paragraph" style:parent-style-name="Body">
      <style:paragraph-properties fo:line-height="100%" fo:orphans="0" fo:widows="0"/>
      <style:text-properties style:use-window-font-color="true" loext:opacity="0%" style:font-name="Arial1" style:font-name-complex="Arial2"/>
    </style:style>
    <style:style style:name="P17" style:family="paragraph" style:parent-style-name="Body">
      <style:text-properties style:use-window-font-color="true" loext:opacity="0%" style:font-name="Arial1" style:font-name-complex="Arial2"/>
    </style:style>
    <style:style style:name="P18" style:family="paragraph" style:parent-style-name="Heading_20_4">
      <style:paragraph-properties fo:margin-top="0in" fo:margin-bottom="0in" style:contextual-spacing="false" fo:line-height="100%" fo:orphans="2" fo:widows="2" fo:hyphenation-ladder-count="no-limit" fo:hyphenation-keep="auto" loext:hyphenation-keep-type="column"/>
      <style:text-properties style:use-window-font-color="true" loext:opacity="0%" style:letter-kerning="false" style:font-name-asian="Arial Unicode MS" style:language-asian="hr" style:country-asian="HR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Quantity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Quantity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use-window-font-color="true" loext:opacity="0%" officeooo:paragraph-rsid="00348734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Amount">
      <style:paragraph-properties fo:margin-top="0in" fo:margin-bottom="0in" style:contextual-spacing="false" fo:line-height="100%" fo:orphans="2" fo:widows="2" fo:hyphenation-ladder-count="no-limit" fo:hyphenation-keep="auto" loext:hyphenation-keep-type="column"/>
      <style:text-properties style:use-window-font-color="true" loext:opacity="0%" officeooo:paragraph-rsid="00348734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use-window-font-color="true" loext:opacity="0%" style:font-name="Arial" fo:font-size="9pt" style:letter-kerning="false" style:font-name-asian="Arial Unicode MS" style:font-size-asian="9pt" style:font-name-complex="Arial2" style:font-size-complex="9pt" style:language-complex="ar" style:country-complex="SA"/>
    </style:style>
    <style:style style:name="P23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use-window-font-color="true" loext:opacity="0%" fo:language="hr" fo:country="HR" style:letter-kerning="false" style:font-name-asian="Arial Unicode MS" style:language-asian="hr" style:country-asian="HR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Amount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use-window-font-color="true" loext:opacity="0%" style:letter-kerning="false" style:font-name-asian="Arial Unicode MS" style:language-asian="hr" style:country-asian="HR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Amount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use-window-font-color="true" loext:opacity="0%" fo:font-weight="bold" officeooo:rsid="001f5cc2" officeooo:paragraph-rsid="001f5cc2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text-properties style:use-window-font-color="true" loext:opacity="0%" style:font-name="Arial1" officeooo:paragraph-rsid="00108d56" style:font-name-complex="Arial2"/>
    </style:style>
    <style:style style:name="P27" style:family="paragraph" style:parent-style-name="Instructions">
      <style:text-properties style:use-window-font-color="true" loext:opacity="0%" style:font-name="Arial1" style:font-name-complex="Arial2"/>
    </style:style>
    <style:style style:name="P28" style:family="paragraph" style:parent-style-name="Instructions">
      <style:text-properties style:use-window-font-color="true" loext:opacity="0%"/>
    </style:style>
    <style:style style:name="P29" style:family="paragraph" style:parent-style-name="Instructions">
      <style:paragraph-properties fo:padding="0in" fo:border-left="none" fo:border-right="none" fo:border-top="none" fo:border-bottom="1.5pt solid #000000"/>
      <style:text-properties style:use-window-font-color="true" loext:opacity="0%" style:font-name="Arial1" style:font-name-complex="Arial2"/>
    </style:style>
    <style:style style:name="P30" style:family="paragraph" style:parent-style-name="Body">
      <style:text-properties style:use-window-font-color="true" loext:opacity="0%"/>
    </style:style>
    <style:style style:name="T1" style:family="text">
      <style:text-properties fo:font-size="12pt" fo:font-style="normal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2" style:family="text">
      <style:text-properties fo:language="en" fo:country="US" style:font-name-complex="Arial2"/>
    </style:style>
    <style:style style:name="T3" style:family="text">
      <style:text-properties style:font-name-complex="Arial2"/>
    </style:style>
    <style:style style:name="T4" style:family="text"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/>
    </style:style>
    <style:style style:name="T5" style:family="text"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/>
    </style:style>
    <style:style style:name="T6" style:family="text">
      <style:text-properties style:use-window-font-color="true" loext:opacity="0%" style:font-name="Arial1"/>
    </style:style>
    <style:style style:name="T7" style:family="text">
      <style:text-properties style:use-window-font-color="true" loext:opacity="0%" fo:language="en" fo:country="US" style:letter-kerning="false" style:font-name-complex="Arial2" style:language-complex="ar" style:country-complex="SA"/>
    </style:style>
    <style:style style:name="T8" style:family="text">
      <style:text-properties fo:text-transform="uppercase" style:use-window-font-color="true" loext:opacity="0%" style:font-name="Arial1" fo:font-size="9pt" fo:letter-spacing="0.0028in" style:text-underline-style="none" style:font-size-asian="9pt" style:font-size-complex="9pt"/>
    </style:style>
    <style:style style:name="T9" style:family="text">
      <style:text-properties style:use-window-font-color="true" loext:opacity="0%" fo:language="en" fo:country="US" style:letter-kerning="false" style:language-complex="ar" style:country-complex="SA"/>
    </style:style>
    <style:style style:name="T10" style:family="text">
      <style:text-properties fo:text-transform="uppercase" style:use-window-font-color="true" loext:opacity="0%" style:font-name="Arial1" fo:font-size="9pt" fo:letter-spacing="0.0028in" fo:language="en" fo:country="US" style:text-underline-style="none" officeooo:rsid="001ed4e0" style:letter-kerning="false" style:font-size-asian="9pt" style:font-size-complex="9pt" style:language-complex="ar" style:country-complex="SA"/>
    </style:style>
    <style:style style:name="T11" style:family="text">
      <style:text-properties style:use-window-font-color="true" loext:opacity="0%" style:font-name="Arial1" fo:font-size="9pt" fo:language="en" fo:country="US" style:letter-kerning="false" style:font-name-asian="Arial Unicode MS" style:font-size-asian="9pt" style:language-asian="hr" style:country-asian="HR" style:font-name-complex="Arial2" style:font-size-complex="9pt" style:language-complex="ar" style:country-complex="SA"/>
    </style:style>
    <style:style style:name="T12" style:family="text">
      <style:text-properties style:use-window-font-color="true" loext:opacity="0%" style:font-name="Arial1" fo:font-size="9pt" style:font-size-asian="9pt" style:language-asian="hr" style:country-asian="HR" style:font-size-complex="9pt"/>
    </style:style>
    <style:style style:name="T13" style:family="text">
      <style:text-properties fo:color="#abb2bf" loext:opacity="100%" fo:font-family="'var font-mono'" fo:background-color="transparent" loext:char-shading-value="0"/>
    </style:style>
    <style:style style:name="T14" style:family="text">
      <style:text-properties fo:language="en" fo:country="US" fo:font-weight="bold" style:font-weight-asian="bold" style:font-name-complex="Arial2" style:font-weight-complex="bold"/>
    </style:style>
    <style:style style:name="T15" style:family="text">
      <style:text-properties fo:font-weight="bold" style:font-weight-asian="bold" style:font-name-complex="Arial2" style:font-weight-complex="bold"/>
    </style:style>
    <style:style style:name="T16" style:family="text">
      <style:text-properties style:font-name="Arial1"/>
    </style:style>
    <style:style style:name="T17" style:family="text">
      <style:text-properties style:font-name-asian="Arial Unicode MS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bookmark-start text:name="_Hlk195558830"/><text:span text:style-name="T1">Energy Balance j.d.o.o.</text:span><text:bookmark-end text:name="_Hlk195558830"/></text:p>
            <text:p text:style-name="P2"><text:span text:style-name="T2">Radnička 7,</text:span></text:p>
            <text:p text:style-name="P2"><text:span text:style-name="T2">51000 Rijeka,</text:span></text:p>
            <text:p text:style-name="P2"><text:span text:style-name="T2">Hrvatska</text:span></text:p>
            <text:p text:style-name="P2"><text:span text:style-name="T2">OIB: 55131286026</text:span></text:p>
            <text:p text:style-name="P2"><text:span text:style-name="T2">IBAN: HR6524840081135432000</text:span></text:p>
            <text:p text:style-name="P2"><text:span text:style-name="T2">SWIFT: RZBHHR2X</text:span></text:p>
            <text:p text:style-name="P3"/>
            <text:p text:style-name="P3"/>
            <text:p text:style-name="P3"/>
            <text:p text:style-name="P4"/>
          </table:table-cell>
          <table:table-cell table:style-name="Table1.A1" office:value-type="string">
            <text:p text:style-name="P5"><text:span text:style-name="T3"><text:s text:c="2"/>račun</text:span></text:p>
            <text:h text:style-name="P6" text:outline-level="2"><text:span text:style-name="T4">račun br.</text:span><text:span text:style-name="T5">: </text:span><text:span text:style-name="Source_20_Text"><text:span text:style-name="T6">{{ invoice_number }}</text:span></text:span></text:h>
            <text:h text:style-name="P7" text:outline-level="2"><text:span text:style-name="T7">Datum računa: {{ invoice_date }} </text:span><text:span text:style-name="Source_20_Text"><text:span text:style-name="T8">{{ invoice_time }}</text:span></text:span></text:h>
            <text:h text:style-name="P8" text:outline-level="2"><text:span text:style-name="T9">Mjesto izdavanja računa: </text:span><text:span text:style-name="Source_20_Text"><text:span text:style-name="T10">R</text:span></text:span><text:span text:style-name="Source_20_Text"><text:span text:style-name="T10">IJEKA</text:span></text:span></text:h>
            <text:h text:style-name="P9" text:outline-level="2"><text:span text:style-name="T9">Dospjeće plaćanja: </text:span><text:span text:style-name="Source_20_Text"><text:span text:style-name="T8">{{ due_date_desc }}</text:span></text:span></text:h>
            <text:h text:style-name="P10" text:outline-level="2"/>
            <text:h text:style-name="P11" text:outline-level="2"/>
          </table:table-cell>
        </table:table-row>
        <table:table-row table:style-name="Table1.2">
          <table:table-cell table:style-name="Table1.A1" office:value-type="string">
            <text:h text:style-name="P12" text:outline-level="3"><text:span text:style-name="T3">Kupac:</text:span></text:h>
            <text:p text:style-name="P13"><text:span text:style-name="T2">{{ client_name }}</text:span></text:p>
            <text:p text:style-name="P14"><text:span text:style-name="T11">OIB: </text:span><text:span text:style-name="Source_20_Text"><text:span text:style-name="T6">{{ oib }}</text:span></text:span><text:span text:style-name="Source_20_Text"><text:span text:style-name="T12"><text:tab/></text:span></text:span></text:p>
          </table:table-cell>
          <table:table-cell table:style-name="Table1.A1" office:value-type="string">
            <text:p text:style-name="P15"/>
          </table:table-cell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h text:style-name="P18" text:outline-level="4"><text:span text:style-name="T3">USLUGA</text:span></text:h>
          </table:table-cell>
          <table:covered-table-cell/>
          <table:table-cell table:style-name="Table2.A1" office:value-type="string">
            <text:h text:style-name="P18" text:outline-level="4"><text:span text:style-name="T3">KOM</text:span></text:h>
          </table:table-cell>
          <table:table-cell table:style-name="Table2.A1" office:value-type="string">
            <text:h text:style-name="P18" text:outline-level="4"><text:span text:style-name="T3">CIJENA</text:span></text:h>
          </table:table-cell>
          <table:table-cell table:style-name="Table2.A1" office:value-type="string">
            <text:h text:style-name="P18" text:outline-level="4"><text:span text:style-name="T3">UKUPNO</text:span></text:h>
          </table:table-cell>
        </table:table-row>
        <table:table-row table:style-name="Table2.1">
          <table:table-cell table:style-name="Table2.A1" table:number-columns-spanned="2" office:value-type="string">
            <text:p text:style-name="P19"><text:span text:style-name="Source_20_Text"><text:span text:style-name="T13">{% for item in items %} {{ item.name }} <text:s text:c="2"/>{% endfor %}</text:span></text:span></text:p>
          </table:table-cell>
          <table:covered-table-cell/>
          <table:table-cell table:style-name="Table2.A1" office:value-type="string">
            <text:p text:style-name="P20"><text:span text:style-name="Source_20_Text"><text:span text:style-name="T13">{{ item.quantity }}</text:span></text:span></text:p>
          </table:table-cell>
          <table:table-cell table:style-name="Table2.A1" office:value-type="string">
            <text:p text:style-name="P20"><text:span text:style-name="Source_20_Text"><text:span text:style-name="T13">{{ item.formatted_unit_price }} </text:span></text:span></text:p>
          </table:table-cell>
          <table:table-cell table:style-name="Table2.A1" office:value-type="string">
            <text:p text:style-name="P21"><text:span text:style-name="Source_20_Text"><text:span text:style-name="T13">{{ item.formatted_line_total }} EUR</text:span></text:span><text:span text:style-name="Source_20_Text"><text:span text:style-name="T13"> </text:span>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22"/>
          </table:table-cell>
          <table:covered-table-cell/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table:number-columns-spanned="2" office:value-type="string">
            <text:p text:style-name="P15"/>
          </table:table-cell>
          <table:covered-table-cell/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table:number-columns-spanned="2" office:value-type="string">
            <text:p text:style-name="P15"/>
          </table:table-cell>
          <table:covered-table-cell/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table:number-columns-spanned="2" office:value-type="string">
            <text:p text:style-name="P15"/>
          </table:table-cell>
          <table:covered-table-cell/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table:number-columns-spanned="2" office:value-type="string">
            <text:p text:style-name="P15"/>
          </table:table-cell>
          <table:covered-table-cell/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8">
          <table:table-cell table:style-name="Table2.A8" office:value-type="string">
            <text:p text:style-name="P15"/>
          </table:table-cell>
          <table:table-cell table:style-name="Table2.B8" table:number-columns-spanned="3" office:value-type="string">
            <text:h text:style-name="P23" text:outline-level="2"><text:span text:style-name="T14">PDV 0%</text:span></text:h>
          </table:table-cell>
          <table:covered-table-cell/>
          <table:covered-table-cell/>
          <table:table-cell table:style-name="Table2.E8" office:value-type="string">
            <text:p text:style-name="P24"><text:span text:style-name="T15">0,00 EUR</text:span></text:p>
          </table:table-cell>
        </table:table-row>
        <table:table-row table:style-name="Table2.8">
          <table:table-cell table:style-name="Table2.A9" office:value-type="string">
            <text:p text:style-name="P15"/>
          </table:table-cell>
          <table:table-cell table:style-name="Table2.B9" table:number-columns-spanned="3" office:value-type="string">
            <text:h text:style-name="P23" text:outline-level="2"><text:span text:style-name="T14">UKUPNO</text:span></text:h>
          </table:table-cell>
          <table:covered-table-cell/>
          <table:covered-table-cell/>
          <table:table-cell table:style-name="Table2.E9" office:value-type="string">
            <text:p text:style-name="P25"><text:span text:style-name="T16">{{ formatted_total }} </text:span>EUR</text:p>
          </table:table-cell>
        </table:table-row>
      </table:table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8"><text:span text:style-name="T17">Oslobođeno PDV po čl. 90 st. 1 Zakona o PDV</text:span></text:p>
      <text:p text:style-name="P29"/>
      <text:p text:style-name="P17"/>
      <text:p text:style-name="P30"><text:soft-page-break/><text:span text:style-name="T3">Poduzeće je registrirano T.S. Rijeka pod brojem MBS 040464828. Član uprave Damir Katić, jedini član uprave. Temeljni kapital 1 euro. Kontakt email: damirkatic333@gmail.com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size="12pt" fo:language="en" fo:country="US" style:font-size-asian="12pt" style:language-asian="en" style:country-asian="US" style:font-size-complex="12pt"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2" style:display-name="Heading 2" style:family="paragraph" loext:linked-style-name="Naslov_20_2_20_Char" style:default-outline-level="2" style:list-style-name="" style:class="chapter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default-outline-level="3" style:list-style-name="" style:class="chapter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default-outline-level="4" style:list-style-name="" style:class="chapter">
      <style:paragraph-properties fo:margin-top="0in" fo:margin-bottom="0in" style:contextual-spacing="false" fo:line-height="110%" fo:text-align="center" style:justify-single-word="false" fo:keep-together="always" fo:orphans="2" fo:widows="2" fo:hyphenation-ladder-count="no-limit" fo:hyphenation-keep="auto" loext:hyphenation-keep-type="column" fo:keep-with-next="always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Footer" style:family="paragraph" style:class="extra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" style:family="paragraph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logan" style:family="paragraph">
      <style:paragraph-properties fo:margin-top="0in" fo:margin-bottom="0.1665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595959" loext:opacity="100%" style:font-name="Arial1" fo:font-family="Arial" style:font-family-generic="swiss" style:font-pitch="variable" fo:font-size="9pt" fo:letter-spacing="0.0028in" fo:language="en" fo:country="US" fo:font-style="italic" style:text-underline-style="none" style:font-size-asian="9pt" style:font-style-asian="italic" style:font-name-complex="Arial Unicode MS" style:font-family-complex="'Arial Unicode MS'" style:font-family-generic-complex="system" style:font-pitch-complex="variable" style:font-size-complex="9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class="chapter">
      <style:paragraph-properties fo:margin-top="0in" fo:margin-bottom="0.278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595959" loext:opacity="100%" style:font-name="Arial1" fo:font-family="Arial" style:font-family-generic="swiss" style:font-pitch="variable" fo:font-size="20pt" fo:letter-spacing="0.002in" fo:language="en" fo:country="US" style:text-underline-style="none" fo:font-weight="bold" style:letter-kerning="true" style:font-size-asian="20pt" style:font-weight-asian="bold" style:font-name-complex="Arial Unicode MS" style:font-family-complex="'Arial Unicode MS'" style:font-family-generic-complex="system" style:font-pitch-complex="variable" style:font-size-complex="2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antity" style:family="paragraph">
      <style:paragraph-properties fo:margin-top="0in" fo:margin-bottom="0in" style:contextual-spacing="false" fo:line-height="110%" fo:text-align="center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mount" style:family="paragraph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structions" style:family="paragraph">
      <style:paragraph-properties fo:margin-top="0.1665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/>
      <style:text-properties style:font-name="Helvetica Neue" fo:font-family="'Helvetica Neue'" style:font-family-generic="roman" style:font-pitch="variable" fo:font-size="11pt" fo:language="hr" fo:country="HR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Head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aslov_20_2_20_Char" style:display-name="Naslov 2 Char" style:family="text" style:parent-style-name="Default_20_Paragraph_20_Font" loext:linked-style-name="Heading_20_2"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Invoice">
      <loext:theme-colors loext:name="Invoice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4in" fo:margin-left="0.75in" fo:margin-right="0.75in" style:writing-mode="lr-tb" style:layout-grid-color="#c0c0c0" style:layout-grid-lines="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header-first>
        <text:p text:style-name="Header_20__26__20_Footer"/>
      </style:header-first>
      <style:footer>
        <text:p text:style-name="Footer"><text:page-number text:select-page="current">2</text:page-number></text:p>
      </style:footer>
      <style:footer-first>
        <text:p text:style-name="Header_20__26__20_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ina Grlaš</meta:initial-creator>
    <meta:editing-cycles>41</meta:editing-cycles>
    <meta:print-date>2025-07-15T09:41:00</meta:print-date>
    <meta:creation-date>2025-04-16T07:35:00</meta:creation-date>
    <dc:date>2025-08-03T00:56:54.984204000</dc:date>
    <dc:language>en-US</dc:language>
    <meta:editing-duration>PT5H41M21S</meta:editing-duration>
    <meta:generator>LibreOffice/25.2.5.2$MacOSX_AARCH64 LibreOffice_project/03d19516eb2e1dd5d4ccd751a0d6f35f35e08022</meta:generator>
    <meta:document-statistic meta:table-count="2" meta:image-count="0" meta:object-count="0" meta:page-count="2" meta:paragraph-count="30" meta:word-count="114" meta:character-count="732" meta:non-whitespace-character-count="640"/>
    <meta:user-defined meta:name="AppVersion">16.0000</meta:user-defined>
    <meta:template xlink:type="simple" xlink:actuate="onRequest" xlink:title="Normal.dotm" xlink:href=""/>
  </office:meta>
</office:document-meta>
</file>